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08000005140E646894B9976D5A.png" manifest:media-type="image/png"/>
  <manifest:file-entry manifest:full-path="Pictures/100000010000070800000514C4D5065C999AB248.png" manifest:media-type="image/png"/>
  <manifest:file-entry manifest:full-path="Pictures/100000010000070800000514824F3875C80DFF4D.png" manifest:media-type="image/png"/>
  <manifest:file-entry manifest:full-path="Pictures/100000010000033F0000055B599AB8F8A04A8BBC.png" manifest:media-type="image/png"/>
  <manifest:file-entry manifest:full-path="Pictures/100000010000070800000514C1512E2FFECCE5EF.png" manifest:media-type="image/png"/>
  <manifest:file-entry manifest:full-path="Pictures/100000010000033F00000558023B41ECC57EB0B1.png" manifest:media-type="image/png"/>
  <manifest:file-entry manifest:full-path="Pictures/100000010000033F0000055B3E4F1E2D976C5734.png" manifest:media-type="image/png"/>
  <manifest:file-entry manifest:full-path="Pictures/100000010000070800000514D3EC7E2E1D29A1FE.png" manifest:media-type="image/png"/>
  <manifest:file-entry manifest:full-path="Pictures/100000010000033F0000055BCE5D02722123CFB9.png" manifest:media-type="image/png"/>
  <manifest:file-entry manifest:full-path="Pictures/100000010000070800000514C5431E947C230B83.png" manifest:media-type="image/png"/>
  <manifest:file-entry manifest:full-path="Pictures/100000010000070800000514C1EEA70B21B0943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2.655cm, 1.391cm, 5.55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3cm, 1.885cm, 0.345cm, 5.1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82cm, 0cm, 5.55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2.782cm, 1.391cm, 5.42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1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815cm, 0.005cm, 5.71cm)" draw:image-opacity="100%" style:mirror="none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1.22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4cm, 2.655cm, 1.391cm, 5.55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7cm, 0cm, 0cm, 5.19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4cm, 3.815cm, 0.376cm, 5.71cm)" draw:image-opacity="100%" style:mirror="none"/>
    </style:style>
    <style:style style:name="gr13" style:family="graphic" style:parent-style-name="standard">
      <style:graphic-properties draw:stroke="none" draw:fill="none" fo:min-height="0.7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721cm" svg:x="2.001cm" svg:y="1.432cm">
          <draw:image xlink:href="Pictures/100000010000070800000514C1EEA70B21B0943A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58cm" svg:height="12.304cm" svg:x="9.572cm" svg:y="1.635cm">
          <draw:image xlink:href="Pictures/100000010000033F0000055BCE5D02722123CFB9.png" xlink:type="simple" xlink:show="embed" xlink:actuate="onLoad" draw:mime-type="image/png">
            <text:p/>
          </draw:image>
        </draw:frame>
        <draw:frame draw:style-name="gr1" draw:text-style-name="P1" draw:layer="layout" svg:width="7.505cm" svg:height="12.383cm" svg:x="9.687cm" svg:y="14.969cm">
          <draw:image xlink:href="Pictures/100000010000033F0000055B3E4F1E2D976C5734.png" xlink:type="simple" xlink:show="embed" xlink:actuate="onLoad" draw:mime-type="image/png">
            <text:p/>
          </draw:image>
        </draw:frame>
        <draw:frame draw:style-name="gr1" draw:text-style-name="P1" draw:layer="layout" svg:width="7.265cm" svg:height="11.987cm" svg:x="1.952cm" svg:y="1.713cm">
          <draw:image xlink:href="Pictures/100000010000033F0000055B599AB8F8A04A8BBC.png" xlink:type="simple" xlink:show="embed" xlink:actuate="onLoad" draw:mime-type="image/png">
            <text:p/>
          </draw:image>
        </draw:frame>
        <draw:frame draw:style-name="gr1" draw:text-style-name="P1" draw:layer="layout" svg:width="7.666cm" svg:height="12.62cm" svg:x="1.952cm" svg:y="14.652cm">
          <draw:image xlink:href="Pictures/100000010000033F00000558023B41ECC57EB0B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448cm" svg:height="7.546cm" svg:x="0.077cm" svg:y="1.074cm">
          <draw:image xlink:href="Pictures/100000010000070800000514D3EC7E2E1D29A1FE.png" xlink:type="simple" xlink:show="embed" xlink:actuate="onLoad" draw:mime-type="image/png">
            <text:p/>
          </draw:image>
        </draw:frame>
        <draw:frame draw:style-name="gr1" draw:text-style-name="P1" draw:layer="layout" svg:width="10.448cm" svg:height="7.546cm" svg:x="9.919cm" svg:y="8.62cm">
          <draw:image xlink:href="Pictures/100000010000070800000514824F3875C80DFF4D.png" xlink:type="simple" xlink:show="embed" xlink:actuate="onLoad" draw:mime-type="image/png">
            <text:p/>
          </draw:image>
        </draw:frame>
        <draw:frame draw:style-name="gr1" draw:text-style-name="P1" draw:layer="layout" svg:width="10.448cm" svg:height="7.546cm" svg:x="0.077cm" svg:y="8.694cm">
          <draw:image xlink:href="Pictures/100000010000070800000514C4D5065C999AB248.png" xlink:type="simple" xlink:show="embed" xlink:actuate="onLoad" draw:mime-type="image/png">
            <text:p/>
          </draw:image>
        </draw:frame>
        <draw:frame draw:style-name="gr1" draw:text-style-name="P1" draw:layer="layout" svg:width="10.448cm" svg:height="7.546cm" svg:x="9.919cm" svg:y="1cm">
          <draw:image xlink:href="Pictures/100000010000070800000514C5431E947C230B83.png" xlink:type="simple" xlink:show="embed" xlink:actuate="onLoad" draw:mime-type="image/png">
            <text:p/>
          </draw:image>
        </draw:frame>
        <draw:frame draw:style-name="gr1" draw:text-style-name="P1" draw:layer="layout" svg:width="10.031cm" svg:height="7.244cm" svg:x="0.682cm" svg:y="16.616cm">
          <draw:image xlink:href="Pictures/100000010000070800000514C1512E2FFECCE5EF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1" draw:layer="layout" svg:width="8.889cm" svg:height="7.243cm" svg:x="1.318cm" svg:y="1cm">
          <draw:image xlink:href="Pictures/100000010000070800000514D3EC7E2E1D29A1FE.png" xlink:type="simple" xlink:show="embed" xlink:actuate="onLoad" draw:mime-type="image/png">
            <text:p/>
          </draw:image>
        </draw:frame>
        <draw:frame draw:style-name="gr3" draw:text-style-name="P1" draw:layer="layout" svg:width="8.839cm" svg:height="6.984cm" svg:x="10.842cm" svg:y="21.637cm">
          <draw:image xlink:href="Pictures/100000010000070800000514824F3875C80DFF4D.png" xlink:type="simple" xlink:show="embed" xlink:actuate="onLoad" draw:mime-type="image/png">
            <text:p/>
          </draw:image>
        </draw:frame>
        <draw:frame draw:style-name="gr4" draw:text-style-name="P1" draw:layer="layout" svg:width="8.542cm" svg:height="7.546cm" svg:x="1.348cm" svg:y="14.091cm">
          <draw:image xlink:href="Pictures/100000010000070800000514C4D5065C999AB248.png" xlink:type="simple" xlink:show="embed" xlink:actuate="onLoad" draw:mime-type="image/png">
            <text:p/>
          </draw:image>
        </draw:frame>
        <draw:frame draw:style-name="gr5" draw:text-style-name="P1" draw:layer="layout" svg:width="8.572cm" svg:height="6.984cm" svg:x="10.843cm" svg:y="14.336cm">
          <draw:image xlink:href="Pictures/100000010000070800000514C5431E947C230B83.png" xlink:type="simple" xlink:show="embed" xlink:actuate="onLoad" draw:mime-type="image/png">
            <text:p/>
          </draw:image>
        </draw:frame>
        <draw:frame draw:style-name="gr6" draw:text-style-name="P1" draw:layer="layout" svg:width="8.89cm" svg:height="7.244cm" svg:x="1.317cm" svg:y="21.456cm">
          <draw:image xlink:href="Pictures/100000010000070800000514C1512E2FFECCE5EF.png" xlink:type="simple" xlink:show="embed" xlink:actuate="onLoad" draw:mime-type="image/png">
            <text:p/>
          </draw:image>
        </draw:frame>
        <draw:frame draw:style-name="gr1" draw:text-style-name="P1" draw:layer="layout" svg:width="3.589cm" svg:height="5.922cm" svg:x="5.666cm" svg:y="8.413cm">
          <draw:image xlink:href="Pictures/100000010000033F0000055B599AB8F8A04A8BBC.png" xlink:type="simple" xlink:show="embed" xlink:actuate="onLoad" draw:mime-type="image/png">
            <text:p/>
          </draw:image>
        </draw:frame>
        <draw:frame draw:style-name="gr1" draw:text-style-name="P1" draw:layer="layout" svg:width="3.492cm" svg:height="5.749cm" svg:x="14.335cm" svg:y="8.586cm">
          <draw:image xlink:href="Pictures/100000010000033F00000558023B41ECC57EB0B1.png" xlink:type="simple" xlink:show="embed" xlink:actuate="onLoad" draw:mime-type="image/png">
            <text:p/>
          </draw:image>
        </draw:frame>
        <draw:frame draw:style-name="gr1" draw:text-style-name="P1" draw:layer="layout" svg:width="3.397cm" svg:height="5.605cm" svg:x="10.938cm" svg:y="8.62cm">
          <draw:image xlink:href="Pictures/100000010000033F0000055B3E4F1E2D976C5734.png" xlink:type="simple" xlink:show="embed" xlink:actuate="onLoad" draw:mime-type="image/png">
            <text:p/>
          </draw:image>
        </draw:frame>
        <draw:frame draw:style-name="gr1" draw:text-style-name="P1" draw:layer="layout" svg:width="3.492cm" svg:height="5.761cm" svg:x="1.635cm" svg:y="8.574cm">
          <draw:image xlink:href="Pictures/100000010000033F0000055BCE5D02722123CFB9.png" xlink:type="simple" xlink:show="embed" xlink:actuate="onLoad" draw:mime-type="image/png">
            <text:p/>
          </draw:image>
        </draw:frame>
        <draw:frame draw:style-name="gr7" draw:text-style-name="P1" draw:layer="layout" svg:width="8.255cm" svg:height="7.386cm" svg:x="11.16cm" svg:y="1cm">
          <draw:image xlink:href="Pictures/1000000100000708000005140E646894B9976D5A.png" xlink:type="simple" xlink:show="embed" xlink:actuate="onLoad" draw:mime-type="image/png">
            <text:p/>
          </draw:image>
        </draw:frame>
        <draw:frame draw:style-name="gr8" draw:text-style-name="P2" draw:layer="layout" svg:width="0.925cm" svg:height="0.962cm" svg:x="1.081cm" svg:y="1.127cm">
          <draw:text-box>
            <text:p><text:span text:style-name="T1">A</text:span></text:p>
          </draw:text-box>
        </draw:frame>
        <draw:frame draw:style-name="gr8" draw:text-style-name="P3" draw:layer="layout" svg:width="0.959cm" svg:height="0.962cm" svg:x="1cm" svg:y="8.293cm">
          <draw:text-box>
            <text:p><text:span text:style-name="T1">B</text:span></text:p>
          </draw:text-box>
        </draw:frame>
        <draw:frame draw:style-name="gr8" draw:text-style-name="P3" draw:layer="layout" svg:width="0.959cm" svg:height="0.962cm" svg:x="1cm" svg:y="14.325cm">
          <draw:text-box>
            <text:p><text:span text:style-name="T1">C</text:span></text:p>
          </draw:text-box>
        </draw:frame>
        <draw:frame draw:style-name="gr9" draw:text-style-name="P2" draw:layer="layout" svg:width="4.173cm" svg:height="1.471cm" draw:transform="rotate (1.57655591332648) translate (8.644cm 19.786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8.326cm 26.771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18.169cm 19.786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18.261cm 26.717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8.961cm 6.486cm)">
          <draw:text-box>
            <text:p><text:span text:style-name="T2">% change Rates</text:span></text:p>
            <text:p><text:span text:style-name="T3"/></text:p>
          </draw:text-box>
        </draw:frame>
      </draw:page>
      <draw:page draw:name="page5" draw:style-name="dp1" draw:master-page-name="Default">
        <draw:frame draw:style-name="gr10" draw:text-style-name="P1" draw:layer="layout" svg:width="8.889cm" svg:height="6.926cm" svg:x="1.318cm" svg:y="1.217cm">
          <draw:image xlink:href="Pictures/100000010000070800000514D3EC7E2E1D29A1FE.png" xlink:type="simple" xlink:show="embed" xlink:actuate="onLoad" draw:mime-type="image/png">
            <text:p/>
          </draw:image>
        </draw:frame>
        <draw:frame draw:style-name="gr3" draw:text-style-name="P1" draw:layer="layout" svg:width="8.839cm" svg:height="6.984cm" svg:x="10.936cm" svg:y="21.685cm">
          <draw:image xlink:href="Pictures/100000010000070800000514824F3875C80DFF4D.png" xlink:type="simple" xlink:show="embed" xlink:actuate="onLoad" draw:mime-type="image/png">
            <text:p/>
          </draw:image>
        </draw:frame>
        <draw:frame draw:style-name="gr4" draw:text-style-name="P1" draw:layer="layout" svg:width="8.542cm" svg:height="7.546cm" svg:x="11.06cm" svg:y="14.16cm">
          <draw:image xlink:href="Pictures/100000010000070800000514C4D5065C999AB248.png" xlink:type="simple" xlink:show="embed" xlink:actuate="onLoad" draw:mime-type="image/png">
            <text:p/>
          </draw:image>
        </draw:frame>
        <draw:frame draw:style-name="gr5" draw:text-style-name="P1" draw:layer="layout" svg:width="8.752cm" svg:height="7.131cm" svg:x="1.355cm" svg:y="14.289cm">
          <draw:image xlink:href="Pictures/100000010000070800000514C5431E947C230B83.png" xlink:type="simple" xlink:show="embed" xlink:actuate="onLoad" draw:mime-type="image/png">
            <text:p/>
          </draw:image>
        </draw:frame>
        <draw:frame draw:style-name="gr11" draw:text-style-name="P1" draw:layer="layout" svg:width="9.362cm" svg:height="7.239cm" svg:x="1.317cm" svg:y="21.637cm">
          <draw:image xlink:href="Pictures/100000010000070800000514C1512E2FFECCE5EF.png" xlink:type="simple" xlink:show="embed" xlink:actuate="onLoad" draw:mime-type="image/png">
            <text:p/>
          </draw:image>
        </draw:frame>
        <draw:frame draw:style-name="gr1" draw:text-style-name="P1" draw:layer="layout" svg:width="3.589cm" svg:height="5.922cm" svg:x="1.835cm" svg:y="8.413cm">
          <draw:image xlink:href="Pictures/100000010000033F0000055B599AB8F8A04A8BBC.png" xlink:type="simple" xlink:show="embed" xlink:actuate="onLoad" draw:mime-type="image/png">
            <text:p/>
          </draw:image>
        </draw:frame>
        <draw:frame draw:style-name="gr1" draw:text-style-name="P1" draw:layer="layout" svg:width="3.656cm" svg:height="6.033cm" svg:x="5.835cm" svg:y="8.302cm">
          <draw:image xlink:href="Pictures/100000010000033F0000055B3E4F1E2D976C5734.png" xlink:type="simple" xlink:show="embed" xlink:actuate="onLoad" draw:mime-type="image/png">
            <text:p/>
          </draw:image>
        </draw:frame>
        <draw:frame draw:style-name="gr12" draw:text-style-name="P1" draw:layer="layout" svg:width="8.255cm" svg:height="6.984cm" svg:x="11.16cm" svg:y="1.317cm">
          <draw:image xlink:href="Pictures/1000000100000708000005140E646894B9976D5A.png" xlink:type="simple" xlink:show="embed" xlink:actuate="onLoad" draw:mime-type="image/png">
            <text:p/>
          </draw:image>
        </draw:frame>
        <draw:frame draw:style-name="gr8" draw:text-style-name="P2" draw:layer="layout" svg:width="0.925cm" svg:height="0.962cm" svg:x="1.081cm" svg:y="1.127cm">
          <draw:text-box>
            <text:p><text:span text:style-name="T1">A</text:span></text:p>
          </draw:text-box>
        </draw:frame>
        <draw:frame draw:style-name="gr8" draw:text-style-name="P3" draw:layer="layout" svg:width="0.959cm" svg:height="0.962cm" svg:x="1cm" svg:y="8.293cm">
          <draw:text-box>
            <text:p><text:span text:style-name="T1">B</text:span></text:p>
          </draw:text-box>
        </draw:frame>
        <draw:frame draw:style-name="gr8" draw:text-style-name="P3" draw:layer="layout" svg:width="0.959cm" svg:height="0.962cm" svg:x="1cm" svg:y="14.325cm">
          <draw:text-box>
            <text:p><text:span text:style-name="T1">C</text:span></text:p>
          </draw:text-box>
        </draw:frame>
        <draw:frame draw:style-name="gr9" draw:text-style-name="P2" draw:layer="layout" svg:width="4.173cm" svg:height="1.471cm" draw:transform="rotate (1.57655591332648) translate (8.844cm 19.786cm)">
          <draw:text-box>
            <text:p><text:span text:style-name="T2">% change Rates</text:span></text:p>
            <text:p><text:span text:style-name="T3"/></text:p>
          </draw:text-box>
        </draw:frame>
        <draw:frame draw:style-name="gr13" draw:text-style-name="P2" draw:layer="layout" svg:width="4.173cm" svg:height="1.081cm" draw:transform="rotate (1.57655591332648) translate (8.726cm 27.071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18.369cm 19.786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18.361cm 26.817cm)">
          <draw:text-box>
            <text:p><text:span text:style-name="T2">% change Rates</text:span></text:p>
            <text:p><text:span text:style-name="T3"/></text:p>
          </draw:text-box>
        </draw:frame>
        <draw:frame draw:style-name="gr9" draw:text-style-name="P2" draw:layer="layout" svg:width="4.173cm" svg:height="1.471cm" draw:transform="rotate (1.57655591332648) translate (8.861cm 6.486cm)">
          <draw:text-box>
            <text:p><text:span text:style-name="T2">% change Rates</text:span></text:p>
            <text:p><text:span text:style-name="T3"/></text:p>
          </draw:text-box>
        </draw:frame>
        <draw:frame draw:style-name="gr1" draw:text-style-name="P1" draw:layer="layout" svg:width="3.81cm" svg:height="6.273cm" svg:x="9.94cm" svg:y="8.177cm">
          <draw:image xlink:href="Pictures/100000010000033F00000558023B41ECC57EB0B1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6.286cm" svg:x="14.017cm" svg:y="8.195cm">
          <draw:image xlink:href="Pictures/100000010000033F0000055BCE5D02722123CFB9.png" xlink:type="simple" xlink:show="embed" xlink:actuate="onLoad" draw:mime-type="image/png">
            <text:p/>
          </draw:image>
        </draw:frame>
        <draw:frame draw:style-name="gr14" draw:text-style-name="P4" draw:layer="layout" svg:width="0.635cm" svg:height="1.195cm" svg:x="18.112cm" svg:y="6.08cm">
          <draw:text-box>
            <text:p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6:14:52.287000000</meta:creation-date>
    <meta:generator>LibreOffice/7.5.8.2$MacOSX_X86_64 LibreOffice_project/f718d63693263970429a68f568db6046aaa9df01</meta:generator>
    <dc:date>2023-11-09T16:57:04.712757349</dc:date>
    <meta:editing-duration>PT5H13M3S</meta:editing-duration>
    <meta:editing-cycles>7</meta:editing-cycles>
    <meta:document-statistic meta:object-count="47"/>
  </office:meta>
</office:document-meta>
</file>